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officeooo:paragraph-rsid="01bf8188"/>
    </style:style>
    <style:style style:name="P4" style:family="paragraph" style:parent-style-name="Text_20_body">
      <style:paragraph-properties fo:line-height="100%"/>
      <style:text-properties officeooo:paragraph-rsid="01c0d929"/>
    </style:style>
    <style:style style:name="P5" style:family="paragraph" style:parent-style-name="Text_20_body">
      <style:paragraph-properties fo:line-height="100%"/>
      <style:text-properties officeooo:paragraph-rsid="01c11c61"/>
    </style:style>
    <style:style style:name="P6" style:family="paragraph" style:parent-style-name="Text_20_body">
      <style:paragraph-properties fo:line-height="100%"/>
      <style:text-properties officeooo:paragraph-rsid="01c21c81"/>
    </style:style>
    <style:style style:name="P7" style:family="paragraph" style:parent-style-name="Text_20_body">
      <style:paragraph-properties fo:line-height="100%"/>
      <style:text-properties officeooo:paragraph-rsid="01c52ebb"/>
    </style:style>
    <style:style style:name="P8" style:family="paragraph" style:parent-style-name="Text_20_body">
      <style:paragraph-properties fo:line-height="100%"/>
      <style:text-properties fo:color="#dddddd" loext:opacity="100%" style:font-name="Arial1" officeooo:rsid="001a4d55" officeooo:paragraph-rsid="01bdda90"/>
    </style:style>
    <style:style style:name="P9" style:family="paragraph" style:parent-style-name="Text_20_body">
      <style:paragraph-properties fo:line-height="100%"/>
      <style:text-properties fo:color="#dddddd" loext:opacity="100%" style:font-name="Arial1" officeooo:rsid="001a4d55" officeooo:paragraph-rsid="01bf8188"/>
    </style:style>
    <style:style style:name="P10" style:family="paragraph" style:parent-style-name="Text_20_body">
      <style:paragraph-properties fo:line-height="100%"/>
      <style:text-properties fo:color="#dddddd" loext:opacity="100%" style:font-name="Arial1" officeooo:rsid="001a4d55" officeooo:paragraph-rsid="01c12e10"/>
    </style:style>
    <style:style style:name="P11" style:family="paragraph" style:parent-style-name="Text_20_body">
      <style:paragraph-properties fo:line-height="100%"/>
      <style:text-properties fo:color="#dddddd" loext:opacity="100%" style:font-name="Arial1" officeooo:rsid="001a4d55" officeooo:paragraph-rsid="01c70ddf"/>
    </style:style>
    <style:style style:name="P12" style:family="paragraph" style:parent-style-name="Text_20_body">
      <style:paragraph-properties fo:line-height="100%"/>
      <style:text-properties fo:color="#dddddd" loext:opacity="100%" style:font-name="Arial1" officeooo:rsid="001a4d55" officeooo:paragraph-rsid="01c8a22b"/>
    </style:style>
    <style:style style:name="P13"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14" style:family="paragraph" style:parent-style-name="Text_20_body">
      <style:paragraph-properties fo:line-height="100%"/>
      <style:text-properties fo:color="#dddddd" loext:opacity="100%" style:font-name="Arial1" officeooo:rsid="001a4d55" officeooo:paragraph-rsid="01c21c81" fo:background-color="transparent"/>
    </style:style>
    <style:style style:name="P15" style:family="paragraph" style:parent-style-name="Heading_20_3">
      <style:text-properties style:text-underline-style="none" officeooo:rsid="01bdda90"/>
    </style:style>
    <style:style style:name="P16" style:family="paragraph" style:parent-style-name="Heading_20_3">
      <style:text-properties style:text-underline-style="none" officeooo:rsid="01bdda90" officeooo:paragraph-rsid="01c12e10"/>
    </style:style>
    <style:style style:name="P17" style:family="paragraph" style:parent-style-name="Heading_20_3">
      <style:text-properties style:text-underline-style="none" officeooo:rsid="01c70ddf" officeooo:paragraph-rsid="01c70ddf"/>
    </style:style>
    <style:style style:name="P18" style:family="paragraph" style:parent-style-name="Heading_20_3">
      <style:text-properties style:text-underline-style="none" officeooo:rsid="01c12e10" officeooo:paragraph-rsid="01c12e10"/>
    </style:style>
    <style:style style:name="P19" style:family="paragraph" style:parent-style-name="Heading_20_3">
      <style:text-properties style:text-underline-style="none" officeooo:rsid="01c8d73b" officeooo:paragraph-rsid="01c8d73b"/>
    </style:style>
    <style:style style:name="P20" style:family="paragraph" style:parent-style-name="Heading_20_3">
      <style:text-properties style:text-underline-style="none" officeooo:rsid="01c8d73b" officeooo:paragraph-rsid="01c941c8"/>
    </style:style>
    <style:style style:name="P21" style:family="paragraph" style:parent-style-name="Heading_20_3">
      <style:text-properties style:text-underline-style="none" officeooo:rsid="01c941c8" officeooo:paragraph-rsid="01c941c8"/>
    </style:style>
    <style:style style:name="P22" style:family="paragraph" style:parent-style-name="Text_20_body">
      <style:paragraph-properties fo:line-height="100%">
        <style:tab-stops/>
      </style:paragraph-properties>
      <style:text-properties officeooo:paragraph-rsid="01c21c81"/>
    </style:style>
    <style:style style:name="P23" style:family="paragraph" style:parent-style-name="Text_20_body">
      <style:paragraph-properties fo:line-height="100%"/>
      <style:text-properties officeooo:paragraph-rsid="01c8d73b"/>
    </style:style>
    <style:style style:name="P24" style:family="paragraph" style:parent-style-name="Text_20_body">
      <style:paragraph-properties fo:line-height="100%"/>
      <style:text-properties fo:color="#dddddd" loext:opacity="100%" style:font-name="Arial1" officeooo:rsid="001a4d55" officeooo:paragraph-rsid="01c8d73b"/>
    </style:style>
    <style:style style:name="P25" style:family="paragraph" style:parent-style-name="Text_20_body">
      <style:paragraph-properties fo:line-height="100%"/>
      <style:text-properties fo:color="#dddddd" loext:opacity="100%" style:font-name="Arial1" officeooo:rsid="001a4d55" officeooo:paragraph-rsid="01c941c8"/>
    </style:style>
    <style:style style:name="T1" style:family="text">
      <style:text-properties style:text-underline-style="none"/>
    </style:style>
    <style:style style:name="T2" style:family="text">
      <style:text-properties style:text-underline-style="none" fo:background-color="transparent" loext:char-shading-value="0"/>
    </style:style>
    <style:style style:name="T3" style:family="text">
      <style:text-properties style:text-underline-style="none" officeooo:rsid="01c11c61" fo:background-color="transparent" loext:char-shading-value="0"/>
    </style:style>
    <style:style style:name="T4" style:family="text">
      <style:text-properties style:text-underline-style="none" officeooo:rsid="01bdda90" fo:background-color="transparent" loext:char-shading-value="0"/>
    </style:style>
    <style:style style:name="T5" style:family="text">
      <style:text-properties style:text-underline-style="none" officeooo:rsid="01c8d73b" fo:background-color="transparent" loext:char-shading-value="0"/>
    </style:style>
    <style:style style:name="T6" style:family="text">
      <style:text-properties style:text-underline-style="none" officeooo:rsid="01c941c8" fo:background-color="transparent" loext:char-shading-value="0"/>
    </style:style>
    <style:style style:name="T7" style:family="text">
      <style:text-properties fo:background-color="transparent" loext:char-shading-value="0"/>
    </style:style>
    <style:style style:name="T8" style:family="text">
      <style:text-properties officeooo:rsid="01bdda90" fo:background-color="transparent" loext:char-shading-value="0"/>
    </style:style>
    <style:style style:name="T9" style:family="text">
      <style:text-properties officeooo:rsid="01bf8188" fo:background-color="transparent" loext:char-shading-value="0"/>
    </style:style>
    <style:style style:name="T10" style:family="text">
      <style:text-properties officeooo:rsid="01c21c81" fo:background-color="transparent" loext:char-shading-value="0"/>
    </style:style>
    <style:style style:name="T11" style:family="text">
      <style:text-properties officeooo:rsid="01c3dd9e" fo:background-color="transparent" loext:char-shading-value="0"/>
    </style:style>
    <style:style style:name="T12" style:family="text">
      <style:text-properties officeooo:rsid="01c4415c" fo:background-color="transparent" loext:char-shading-value="0"/>
    </style:style>
    <style:style style:name="T13" style:family="text">
      <style:text-properties officeooo:rsid="01c52ebb" fo:background-color="transparent" loext:char-shading-value="0"/>
    </style:style>
    <style:style style:name="T14" style:family="text">
      <style:text-properties officeooo:rsid="01c63869" fo:background-color="transparent" loext:char-shading-value="0"/>
    </style:style>
    <style:style style:name="T15" style:family="text">
      <style:text-properties fo:color="#dddddd" loext:opacity="100%" officeooo:rsid="01bf8188" fo:background-color="transparent" loext:char-shading-value="0"/>
    </style:style>
    <style:style style:name="T16" style:family="text">
      <style:text-properties fo:color="#dddddd" loext:opacity="100%" officeooo:rsid="01c21c81" fo:background-color="transparent" loext:char-shading-value="0"/>
    </style:style>
    <style:style style:name="T17" style:family="text">
      <style:text-properties fo:color="#dddddd" loext:opacity="100%" fo:font-size="12pt" officeooo:rsid="01bdda90" fo:background-color="transparent" loext:char-shading-value="0" style:font-size-asian="12pt" style:font-size-complex="12pt"/>
    </style:style>
    <style:style style:name="T18" style:family="text">
      <style:text-properties fo:color="#dddddd" loext:opacity="100%" fo:font-size="12pt" officeooo:rsid="01c12e10" fo:background-color="transparent" loext:char-shading-value="0" style:font-size-asian="12pt" style:font-size-complex="12pt"/>
    </style:style>
    <style:style style:name="T19" style:family="text">
      <style:text-properties fo:color="#dddddd" loext:opacity="100%" fo:font-size="12pt" style:text-underline-style="none" officeooo:rsid="01c12e10" fo:background-color="transparent" loext:char-shading-value="0" style:font-size-asian="12pt" style:font-size-complex="12pt"/>
    </style:style>
    <style:style style:name="T20" style:family="text">
      <style:text-properties fo:color="#dddddd" loext:opacity="100%" fo:font-size="12pt" style:text-underline-style="none" officeooo:rsid="01c70ddf" fo:background-color="transparent" loext:char-shading-value="0" style:font-size-asian="12pt" style:font-size-complex="12pt"/>
    </style:style>
    <style:style style:name="T21" style:family="text">
      <style:text-properties fo:color="#dddddd" loext:opacity="100%" fo:font-size="12pt" style:text-underline-style="none" officeooo:rsid="01c8a22b" fo:background-color="transparent" loext:char-shading-value="0" style:font-size-asian="12pt" style:font-size-complex="12pt"/>
    </style:style>
    <style:style style:name="T22" style:family="text">
      <style:text-properties fo:color="#dddddd" loext:opacity="100%" fo:font-size="12pt" style:text-underline-style="none" officeooo:rsid="01c8d73b" fo:background-color="transparent" loext:char-shading-value="0" style:font-size-asian="12pt" style:font-size-complex="12pt"/>
    </style:style>
    <style:style style:name="T23" style:family="text">
      <style:text-properties fo:color="#dddddd" loext:opacity="100%" fo:font-size="12pt" style:text-underline-style="none" officeooo:rsid="01c941c8" fo:background-color="transparent" loext:char-shading-value="0" style:font-size-asian="12pt" style:font-size-complex="12pt"/>
    </style:style>
    <style:style style:name="T24" style:family="text">
      <style:text-properties fo:color="#dddddd" loext:opacity="100%" style:text-underline-style="solid" style:text-underline-width="auto" style:text-underline-color="font-color" officeooo:rsid="01c0d929" fo:background-color="transparent" loext:char-shading-value="0"/>
    </style:style>
    <style:style style:name="T25" style:family="text">
      <style:text-properties fo:color="#dddddd" loext:opacity="100%" style:text-underline-style="none" officeooo:rsid="01c0d929" fo:background-color="transparent" loext:char-shading-value="0"/>
    </style:style>
    <style:style style:name="T26" style:family="text">
      <style:text-properties fo:color="#dddddd" loext:opacity="100%" style:text-underline-style="none" officeooo:rsid="01c11c61" fo:background-color="transparent" loext:char-shading-value="0"/>
    </style:style>
    <style:style style:name="T27" style:family="text">
      <style:text-properties fo:color="#dddddd" loext:opacity="100%" style:text-underline-style="none" officeooo:rsid="01c8d73b" fo:background-color="transparent" loext:char-shading-value="0"/>
    </style:style>
    <style:style style:name="T28" style:family="text">
      <style:text-properties fo:color="#dddddd" loext:opacity="100%" style:text-underline-style="none" officeooo:rsid="01c941c8" fo:background-color="transparent" loext:char-shading-value="0"/>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background-color="transparent" loext:char-shading-value="0"/>
    </style:style>
    <style:style style:name="T31" style:family="text">
      <style:text-properties style:text-underline-style="solid" style:text-underline-width="auto" style:text-underline-color="font-color" officeooo:rsid="01c0d929" fo:background-color="transparent" loext:char-shading-value="0"/>
    </style:style>
    <style:style style:name="T32" style:family="text">
      <style:text-properties style:text-underline-style="solid" style:text-underline-width="auto" style:text-underline-color="font-color" officeooo:rsid="01c70ddf"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
      <text:h text:style-name="P15" text:outline-level="3">COMPILACIÓN</text:h>
      <text:p text:style-name="P8"><text:span text:style-name="_3c_C_3e_"><text:span text:style-name="T17">En Unix:</text:span></text:span></text:p>
      <text:p text:style-name="P8"><text:span text:style-name="_3c_C_2b__2b__3e_"><text:span text:style-name="T7">cc -Wall -Wextra -Werror *.c</text:span></text:span><text:span text:style-name="_3c_C_3e_"><text:span text:style-name="T8"> </text:span></text:span><text:span text:style-name="_2f__2f_C"><text:span text:style-name="T8">//compila tirando si hay advertencias.</text:span></text:span></text:p>
      <text:p text:style-name="P8"><text:span text:style-name="_2f__2f_C"><text:span text:style-name="T8"/></text:span></text:p>
      <text:p text:style-name="P13">-----------------</text:p>
      <text:p text:style-name="P3"><text:span text:style-name="_3c_C_3e_"><text:span text:style-name="T15">Si existe una función que está incluida en no standard, ej. system BSD (libbsd, - <text:s text:c="2"/>lbsd)</text:span></text:span></text:p>
      <text:p text:style-name="P9"><text:span text:style-name="_3c_C_3e_"><text:span text:style-name="T7">cc</text:span></text:span><text:span text:style-name="_3c_C_3e_"><text:span text:style-name="T8"> -Wall -Wextra -Werror *.c</text:span></text:span><text:span text:style-name="_3c_C_3e_"><text:span text:style-name="T9"> </text:span></text:span><text:span text:style-name="_3c_C_2b__2b__3e_"><text:span text:style-name="T9">-lbsd </text:span></text:span><text:span text:style-name="_2f__2f_C"><text:span text:style-name="T9">//linka con el bsd.</text:span></text:span></text:p>
      <text:p text:style-name="P4"><text:span text:style-name="_3c_C_3e_"><text:span text:style-name="T25">para incluirse debemos meter la librería en el programa C. Ejemplo para el strnstr que no</text:span></text:span></text:p>
      <text:p text:style-name="P4"><text:span text:style-name="_3c_C_3e_"><text:span text:style-name="T25">podrá compilar en algunos sistemas y que en el man strnstr dice que es BSD systems:</text:span></text:span><text:span text:style-name="_3c_C_3e_"><text:span text:style-name="T24"><text:line-break/></text:span></text:span><text:span text:style-name="_3c_C_3e_"><text:span text:style-name="T31">#include </text:span></text:span><text:span text:style-name="_3c_C_2b__2b__3e_"><text:span text:style-name="T30">&lt;bsd/string.h&gt;</text:span></text:span></text:p>
      <text:p text:style-name="P5"><text:span text:style-name="_3c_C_3e_"><text:span text:style-name="T25"><text:s/></text:span></text:span><text:span text:style-name="_3c_C_3e_"><text:span text:style-name="T26">Dicha librería se puede encontrar en unix con:</text:span></text:span></text:p>
      <text:p text:style-name="P5"><text:span text:style-name="_3c_C_2b__2b__3e_"><text:span text:style-name="T2">find /usr -name '*libbsd*'</text:span></text:span></text:p>
      <text:p text:style-name="P5"><text:span text:style-name="_3c_C_3e_"><text:span text:style-name="T26">y para ver si está incluida dentro de dicha librería (libbsd.a)<text:line-break/></text:span></text:span><text:span text:style-name="_3c_C_2b__2b__3e_"><text:span text:style-name="T2">nm /direcciones/donde/este/libbsd.a | less</text:span></text:span><text:span text:style-name="_3c_C_3e_"><text:span text:style-name="T26"> </text:span></text:span><text:span text:style-name="_2f__2f_C"><text:span text:style-name="T3">//nm es para "nombrar" las funciones incluidas.</text:span></text:span></text:p>
      <text:p text:style-name="P14">-----------------</text:p>
      <text:p text:style-name="P6"><text:span text:style-name="_3c_C_3e_"><text:span text:style-name="T16">MAKEFILE</text:span></text:span></text:p>
      <text:p text:style-name="P6"><text:span text:style-name="_3c_C_3e_"><text:span text:style-name="T7">C<text:tab/><text:tab/>= </text:span></text:span><text:span text:style-name="_3c_C_3e_"><text:span text:style-name="T10">c</text:span></text:span><text:span text:style-name="_3c_C_3e_"><text:span text:style-name="T7">c</text:span></text:span></text:p>
      <text:p text:style-name="P6"><text:span text:style-name="_3c_C_3e_"><text:span text:style-name="T7">CFLAGS<text:tab/>= -Wall -Wextra -Werror -c</text:span></text:span><text:span text:style-name="_3c_C_3e_"><text:span text:style-name="T10"> </text:span></text:span><text:span text:style-name="_2f__2f_C"><text:span text:style-name="T10">//-c compila sin hacer el ejecutable. Solo los .o</text:span></text:span></text:p>
      <text:p text:style-name="P6"><text:span text:style-name="_3c_C_3e_"><text:span text:style-name="T7">NAME<text:tab/>= libft.a</text:span></text:span></text:p>
      <text:p text:style-name="P6"><text:span text:style-name="_3c_C_3e_"><text:span text:style-name="T7">SRCDIR<text:tab/>= srcs</text:span></text:span></text:p>
      <text:p text:style-name="P6"><text:span text:style-name="_3c_C_3e_"><text:span text:style-name="T7">INCDIR<text:tab/>= includes</text:span></text:span></text:p>
      <text:p text:style-name="P6"><text:span text:style-name="_3c_C_3e_"><text:span text:style-name="T7">SRCS<text:tab/>= ${SRCDIR}/ft_putchar.c ${SRCDIR}/ft_swap.c</text:span></text:span><text:span text:style-name="_3c_C_3e_"><text:span text:style-name="T10"> </text:span></text:span><text:span text:style-name="_2f__2f_C"><text:span text:style-name="T10">//=$(wildcard ${SRCDIR}/*.c) si no lo trata como un caracter más el *.</text:span></text:span></text:p>
      <text:p text:style-name="P6"><text:span text:style-name="_3c_C_3e_"><text:span text:style-name="T7">OBJS<text:tab/>= ${SRCS:.c=.o}</text:span></text:span><text:span text:style-name="_3c_C_3e_"><text:span text:style-name="T11"> </text:span></text:span><text:span text:style-name="_2f__2f_C"><text:span text:style-name="T11">//lo mismo que SRCS pero cambia el .c por .o</text:span></text:span></text:p>
      <text:p text:style-name="P6"><text:span text:style-name="_3c_C_3e_"><text:span text:style-name="T7">RM<text:tab/><text:tab/>= rm -f</text:span></text:span><text:span text:style-name="_3c_C_3e_"><text:span text:style-name="T12"> </text:span></text:span></text:p>
      <text:p text:style-name="P6"><text:span text:style-name="_3c_C_3e_"><text:span text:style-name="T7">all: ${NAME}</text:span></text:span><text:span text:style-name="_3c_C_3e_"><text:span text:style-name="T12"> //es una regla</text:span></text:span></text:p>
      <text:p text:style-name="P6"><text:span text:style-name="_3c_C_3e_"><text:span text:style-name="T7">%.o: %.c</text:span></text:span><text:span text:style-name="_3c_C_3e_"><text:span text:style-name="T12"> </text:span></text:span><text:span text:style-name="_2f__2f_C"><text:span text:style-name="T12">//regla -&gt; izd : dcha (izda lo que se construye. dcha de lo que depende) %=todo antes del .c o .o si queremos construir fichero.c a pa_fichero.o sería : pa_%.o</text:span></text:span><text:span text:style-name="_2f__2f_C"><text:span text:style-name="T14">r</text:span></text:span><text:span text:style-name="_2f__2f_C"><text:span text:style-name="T12"> : %.c</text:span></text:span><text:span text:style-name="_3c_C_3e_"><text:span text:style-name="T7"><text:tab/></text:span></text:span></text:p>
      <text:p text:style-name="P6"><text:span text:style-name="_3c_C_3e_"><text:span text:style-name="T7"><text:tab/>${C} ${CFLAGS} $&lt; -o $@ -I ${INCDIR}</text:span></text:span><text:span text:style-name="_3c_C_3e_"><text:span text:style-name="T13"> </text:span></text:span><text:span text:style-name="_2f__2f_C"><text:span text:style-name="T13">//comando que hace. $&lt; es el "primer prerequisito" y $@ es el destino (a la izda de : ). -I incluye el directorio de los includes. esto sería igual a poner</text:span></text:span></text:p>
      <text:p text:style-name="P7"><text:span text:style-name="_2f__2f_C"><text:span text:style-name="T13">cc -Wall -Wextra -Werror -c srcs/ft_putchar.c -o srcs/ft_putchar.o -I includes e iría uno a <text:s/>uno.</text:span></text:span></text:p>
      <text:p text:style-name="P6"><text:span text:style-name="_3c_C_3e_"><text:span text:style-name="T7"/></text:span></text:p>
      <text:p text:style-name="P6"><text:span text:style-name="_3c_C_3e_"><text:span text:style-name="T7">${NAME}: ${OBJS}</text:span></text:span><text:span text:style-name="_3c_C_3e_"><text:span text:style-name="T14"> </text:span></text:span><text:span text:style-name="_2f__2f_C"><text:span text:style-name="T14">//aquí depende de todos los objetos .o No solo de uno</text:span></text:span></text:p>
      <text:p text:style-name="P6"><text:soft-page-break/><text:span text:style-name="_3c_C_3e_"><text:span text:style-name="T7"><text:tab/>ar -rc $@ ${OBJS}</text:span></text:span><text:span text:style-name="_3c_C_3e_"><text:span text:style-name="T14"> </text:span></text:span><text:span text:style-name="_2f__2f_C"><text:span text:style-name="T14">//aqui no funcionaría ar -rc $@ $&lt; por que ese $&lt; pillaría un unico .o, cuando para componer la librería (con ar -rc) necesita todos los *.o</text:span></text:span></text:p>
      <text:p text:style-name="P6"><text:span text:style-name="_3c_C_3e_"><text:span text:style-name="T7">clean:</text:span></text:span></text:p>
      <text:p text:style-name="P6"><text:span text:style-name="_3c_C_3e_"><text:span text:style-name="T7"><text:tab/>${RM} ${OBJS}</text:span></text:span></text:p>
      <text:p text:style-name="P6"><text:span text:style-name="_3c_C_3e_"><text:span text:style-name="T7">fclean:<text:tab/>clean</text:span></text:span></text:p>
      <text:p text:style-name="P6"><text:span text:style-name="_3c_C_3e_"><text:span text:style-name="T7"><text:tab/>${RM} ${NAME}</text:span></text:span></text:p>
      <text:p text:style-name="P6"><text:span text:style-name="_3c_C_3e_"><text:span text:style-name="T7">re:<text:tab/>fclean all</text:span></text:span><text:span text:style-name="_3c_C_3e_"><text:span text:style-name="T14"> </text:span></text:span><text:span text:style-name="_2f__2f_C"><text:span text:style-name="T14">//es para al ejecutar make re borre todo</text:span></text:span></text:p>
      <text:p text:style-name="P22"><text:span text:style-name="_3c_C_3e_"><text:span text:style-name="T7">.PHONY:<text:tab/>all clean fclean re</text:span></text:span><text:span text:style-name="_3c_C_3e_"><text:span text:style-name="T14"> </text:span></text:span><text:span text:style-name="_2f__2f_C"><text:span text:style-name="T14">//.phony trata las palabras dentro no como archivos sino como "instrucciones, de tal manera que si existe un archivo "re" al hace make re, no borraría todo. De esta manera "ignora" dicho archivo "re".</text:span></text:span></text:p>
      <text:p text:style-name="P23"><text:span text:style-name="_3c_C_3e_"><text:span text:style-name="T22">Para que no haga relink cuando se procesan bonus (archivo c opcionales)<text:line-break/></text:span></text:span></text:p>
      <text:p text:style-name="P23"><text:span text:style-name="_3c_C_2b__2b__3e_"><text:span text:style-name="T2">bonus : .bonus</text:span></text:span><text:span text:style-name="_3c_C_3e_"><text:span text:style-name="T5"> </text:span></text:span><text:span text:style-name="_2f__2f_C"><text:span text:style-name="T5">//el bonus depende de un archivo oculto .bonus (puedo cambiar el nombre)</text:span></text:span></text:p>
      <text:p text:style-name="P23"><text:span text:style-name="_3c_C_2b__2b__3e_"><text:span text:style-name="T2">.bonus :</text:span></text:span><text:span text:style-name="_3c_C_3e_"><text:span text:style-name="T5"> ${OBJS} ${OBJS_BONUS} </text:span></text:span><text:span text:style-name="_2f__2f_C"><text:span text:style-name="T5">//se definen los objs_bonus en la zona de variables.</text:span></text:span></text:p>
      <text:p text:style-name="P23"><text:span text:style-name="_3c_C_3e_"><text:span text:style-name="T5"><text:tab/>ar -rc ${NAME} ${OBJS} ${OBJS_BONUS}</text:span></text:span></text:p>
      <text:p text:style-name="P23"><text:span text:style-name="_3c_C_3e_"><text:span text:style-name="T5">.PHONY all clean fclean re bonus</text:span></text:span></text:p>
      <text:p text:style-name="P24"><text:span text:style-name="_3c_C_3e_"><text:span text:style-name="T22"/></text:span></text:p>
      <text:h text:style-name="P19" text:outline-level="3">DEBUG LLDB</text:h>
      <text:p text:style-name="P24"><text:span text:style-name="_3c_C_3e_"><text:span text:style-name="T22">1. Se compila con </text:span></text:span><text:span text:style-name="_3c_C_2b__2b__3e_"><text:span text:style-name="T2">-g3</text:span></text:span></text:p>
      <text:p text:style-name="P24"><text:span text:style-name="_3c_C_3e_"><text:span text:style-name="T27">2. </text:span></text:span><text:span text:style-name="_3c_C_2b__2b__3e_"><text:span text:style-name="T2">lldb ./a.out</text:span></text:span></text:p>
      <text:p text:style-name="P24"><text:span text:style-name="_3c_C_3e_"><text:span text:style-name="T27">3. una vez dentro: </text:span></text:span></text:p>
      <text:p text:style-name="P24"><text:span text:style-name="_3c_C_3e_"><text:span text:style-name="T27"><text:tab/></text:span></text:span><text:span text:style-name="_3c_C_2b__2b__3e_"><text:span text:style-name="T2">b fichero.c:457</text:span></text:span><text:span text:style-name="_3c_C_3e_"><text:span text:style-name="T27"> </text:span></text:span><text:span text:style-name="_2f__2f_C"><text:span text:style-name="T5">//dos puntos y el numero de linea</text:span></text:span></text:p>
      <text:p text:style-name="P24"><text:span text:style-name="_3c_C_3e_"><text:span text:style-name="T27"><text:tab/></text:span></text:span><text:span text:style-name="_3c_C_2b__2b__3e_"><text:span text:style-name="T2">b nombre_funcion</text:span></text:span><text:span text:style-name="_3c_C_3e_"><text:span text:style-name="T27"> </text:span></text:span><text:span text:style-name="_2f__2f_C"><text:span text:style-name="T5">//para que pare en el inicio de la funcion</text:span></text:span></text:p>
      <text:p text:style-name="P25"><text:span text:style-name="_3c_C_3e_"><text:span text:style-name="T23"><text:tab/></text:span></text:span><text:span text:style-name="_3c_C_3e_"><text:span text:style-name="T2">breakpoint set -n nombre_func -f fichero.c</text:span></text:span></text:p>
      <text:p text:style-name="P25"><text:span text:style-name="_3c_C_3e_"><text:span text:style-name="T23"><text:tab/></text:span></text:span><text:span text:style-name="_3c_C_3e_"><text:span text:style-name="T2">breakpoint set -f fichero.c -l numero de linea</text:span></text:span></text:p>
      <text:p text:style-name="P25"><text:span text:style-name="_3c_C_3e_"><text:span text:style-name="T28">4. </text:span></text:span><text:span text:style-name="_3c_C_2b__2b__3e_"><text:span text:style-name="T2">run</text:span></text:span><text:span text:style-name="_3c_C_3e_"><text:span text:style-name="T28"> </text:span></text:span><text:span text:style-name="_2f__2f_C"><text:span text:style-name="T6">//para iniciar el programa</text:span></text:span></text:p>
      <text:p text:style-name="P25"><text:span text:style-name="_3c_C_3e_"><text:span text:style-name="T23">5. </text:span></text:span><text:span text:style-name="_3c_C_2b__2b__3e_"><text:span text:style-name="T30">Gui </text:span></text:span><text:span text:style-name="_3c_C_3e_"><text:span text:style-name="T23">(esc para salir de menu) </text:span></text:span><text:span text:style-name="_2f__2f_C"><text:span text:style-name="T6">//entra en el entorno gráfico</text:span></text:span></text:p>
      <text:p text:style-name="P25"><text:span text:style-name="_3c_C_3e_"><text:span text:style-name="T28">6. </text:span></text:span><text:span text:style-name="_3c_C_2b__2b__3e_"><text:span text:style-name="T2">n</text:span></text:span><text:span text:style-name="_3c_C_3e_"><text:span text:style-name="T28"> (next line) | </text:span></text:span><text:span text:style-name="_3c_C_2b__2b__3e_"><text:span text:style-name="T30">s </text:span></text:span><text:span text:style-name="_3c_C_3e_"><text:span text:style-name="T28">(entra en la funcion, si es tuya)</text:span></text:span></text:p>
      <text:h text:style-name="P20" text:outline-level="3"/>
      <text:h text:style-name="P21" text:outline-level="3">DEBUG DE MEMORIA VALGRIND</text:h>
      <text:p text:style-name="P25"><text:span text:style-name="_3c_C_3e_"><text:span text:style-name="T28">1. Hay que compilar con </text:span></text:span><text:span text:style-name="_3c_C_2b__2b__3e_"><text:span text:style-name="T2">-g3</text:span></text:span><text:span text:style-name="_3c_C_3e_"><text:span text:style-name="T28">, o </text:span></text:span><text:span text:style-name="_3c_C_2b__2b__3e_"><text:span text:style-name="T2">-g</text:span></text:span><text:span text:style-name="_3c_C_3e_"><text:span text:style-name="T28">, o </text:span></text:span><text:span text:style-name="_3c_C_2b__2b__3e_"><text:span text:style-name="T2">-g -O0</text:span></text:span></text:p>
      <text:p text:style-name="P25"><text:span text:style-name="_3c_C_3e_"><text:span text:style-name="T28">2. ejecuta el programa con:</text:span></text:span></text:p>
      <text:p text:style-name="P25"><text:span text:style-name="_3c_C_3e_"><text:span text:style-name="T28"><text:tab/></text:span></text:span><text:span text:style-name="_3c_C_2b__2b__3e_"><text:span text:style-name="T2">valgrind --leak-check=full --track-origins=yes ./a.out</text:span></text:span></text:p>
      <text:p text:style-name="P25"><text:span text:style-name="_3c_C_3e_"><text:span text:style-name="T28"><text:tab/></text:span></text:span><text:span text:style-name="_2f__2f_C"><text:span text:style-name="T6">//dará el numero de linea de la fuga si existe</text:span></text:span></text:p>
      <text:h text:style-name="P17" text:outline-level="3"><text:soft-page-break/>stdio.h</text:h>
      <text:p text:style-name="P11"><text:span text:style-name="_3c_C_3e_"><text:span text:style-name="T20">getchar(); </text:span></text:span></text:p>
      <text:p text:style-name="P11"><text:span text:style-name="_3c_C_3e_"><text:span text:style-name="T20">el getchar() almacena en el buffer la última presionado de tecla. Por lo tanto será normalmente la tecla enter \n. para quitarlo ponemos esta linea:<text:line-break/></text:span></text:span><text:span text:style-name="_3c_C_3e_"><text:span text:style-name="T2">char c = getchar();</text:span></text:span></text:p>
      <text:p text:style-name="P11"><text:span text:style-name="_3c_C_2b__2b__3e_"><text:span text:style-name="T2">while (getchar() != '\n');</text:span></text:span><text:span text:style-name="_3c_C_3e_"><text:span text:style-name="T20"> </text:span></text:span><text:span text:style-name="_2f__2f_C"><text:span text:style-name="T32">//salimos del while cuando "coja" una \n que es la que está en el buffer cuando pulsamos el enter, por lo que se vacia.</text:span></text:span></text:p>
      <text:p text:style-name="P12"><text:span text:style-name="_3c_C_3e_"><text:span text:style-name="T21">------------------------------------</text:span></text:span></text:p>
      <text:p text:style-name="P12"><text:span text:style-name="_3c_C_3e_"><text:span text:style-name="T21">WRITE ANTES QUE PRINTF</text:span></text:span></text:p>
      <text:p text:style-name="P12"><text:span text:style-name="_3c_C_3e_"><text:span text:style-name="T2">printf("hola");</text:span></text:span></text:p>
      <text:p text:style-name="P12"><text:span text:style-name="_3c_C_2b__2b__3e_"><text:span text:style-name="T2">fflush(stdout);</text:span></text:span><text:span text:style-name="_3c_C_3e_"><text:span text:style-name="T2"> </text:span></text:span><text:span text:style-name="_2f__2f_C"><text:span text:style-name="T30">// sin esto aparecerá en consola adios - hola y no hola - adios como deberia</text:span></text:span></text:p>
      <text:p text:style-name="P12"><text:span text:style-name="_3c_C_3e_"><text:span text:style-name="T2">write(1, "adios", 5); </text:span></text:span></text:p>
      <text:h text:style-name="P17" text:outline-level="3">stdlib.h</text:h>
      <text:p text:style-name="P12"><text:span text:style-name="_3c_C_3e_"><text:span text:style-name="T21">SYSTEM PARA HACER COMANDOS DE CONSOLA</text:span></text:span></text:p>
      <text:p text:style-name="P12"><text:span text:style-name="_3c_C_2b__2b__3e_"><text:span text:style-name="T30">system</text:span></text:span><text:span text:style-name="_3c_C_3e_"><text:span text:style-name="T2"> ("clear"); </text:span></text:span><text:span text:style-name="_2f__2f_C"><text:span text:style-name="T2">//ejerce el comando clear de linux para el volcado en pantalla.</text:span></text:span></text:p>
      <text:p text:style-name="P5"><text:span text:style-name="_3c_C_3e_"><text:span text:style-name="T26"/></text:span></text:p>
      <text:h text:style-name="P17" text:outline-level="3">sys/ioctl.h</text:h>
      <text:p text:style-name="P11"><text:span text:style-name="_3c_C_3e_"><text:span text:style-name="T20">para calcular el numero de pixeles de una pantalla y poner título en medio:<text:line-break/>struct winsize w;</text:span></text:span></text:p>
      <text:p text:style-name="P11"><text:span text:style-name="_3c_C_3e_"><text:span text:style-name="T2">if(</text:span></text:span><text:span text:style-name="_3c_C_2b__2b__3e_"><text:span text:style-name="T2">ioctl(STDOUT_FILENO, TIOCGWINSZ, &amp;w)</text:span></text:span><text:span text:style-name="_3c_C_3e_"><text:span text:style-name="T2"> == -1)<text:tab/></text:span></text:span></text:p>
      <text:p text:style-name="P11"><text:span text:style-name="_3c_C_3e_"><text:span text:style-name="T2"><text:tab/>return (1);</text:span></text:span></text:p>
      <text:p text:style-name="P11"><text:span text:style-name="_3c_C_3e_"><text:span text:style-name="T2">int swidth = </text:span></text:span><text:span text:style-name="_3c_C_2b__2b__3e_"><text:span text:style-name="T2">w.ws_col </text:span></text:span><text:span text:style-name="_2f__2f_C"><text:span text:style-name="T2">//ancho de pantalla en chars</text:span></text:span></text:p>
      <text:p text:style-name="P11"><text:span text:style-name="_3c_C_3e_"><text:span text:style-name="T2">char *titulo = "OPCIONES";</text:span></text:span></text:p>
      <text:p text:style-name="P11"><text:span text:style-name="_3c_C_3e_"><text:span text:style-name="T2">INT s_titulo = (swidth - strlen(titulo)) / 2;</text:span></text:span></text:p>
      <text:p text:style-name="P11"><text:span text:style-name="_3c_C_3e_"><text:span text:style-name="T2"/></text:span></text:p>
      <text:p text:style-name="P5"><text:span text:style-name="_3c_C_3e_"><text:span text:style-name="T26"/></text:span></text:p>
      <text:h text:style-name="P17" text:outline-level="3">string.h</text:h>
      <text:p text:style-name="P11"><text:span text:style-name="_3c_C_3e_"><text:span text:style-name="T19">si al instalar e</text:span></text:span></text:p>
      <text:p text:style-name="P11"><text:span text:style-name="_3c_C_3e_"><text:span text:style-name="T19"/></text:span></text:p>
      <text:h text:style-name="P17" text:outline-level="3">unistd.h</text:h>
      <text:p text:style-name="P11"><text:span text:style-name="_3c_C_3e_"><text:span text:style-name="T19">si al instalar e</text:span></text:span></text:p>
      <text:h text:style-name="P18" text:outline-level="3"/>
      <text:h text:style-name="P18" text:outline-level="3">FRANCINETTE</text:h>
      <text:p text:style-name="P10"><text:span text:style-name="_3c_C_3e_"><text:span text:style-name="T18">si al instalar el f.sh, nos da error, poner esto en consola:</text:span></text:span></text:p>
      <text:p text:style-name="P10"><text:soft-page-break/><text:span text:style-name="_3c_C_3e_"><text:span text:style-name="T7">pip install halo==0.0.30</text:span></text:span></text:p>
      <text:p text:style-name="P10"><text:span text:style-name="_3c_C_3e_"><text:span text:style-name="T7">pip install --upgrade setuptools</text:span></text:span></text:p>
      <text:p text:style-name="P10"><text:span text:style-name="_3c_C_3e_"><text:span text:style-name="T2"/></text:span></text:p>
      <text:h text:style-name="P16" text:outline-level="3"><text:span text:style-name="_3c_C_2b__2b__3e_"><text:span text:style-name="T4"/></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parent-style-name="_2f__2f_C">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parent-style-name="_2f__2f_C">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0:34:38.234000000</meta:creation-date>
    <dc:date>2025-01-22T16:14:38.916566538</dc:date>
    <meta:editing-duration>P2DT20H20M27S</meta:editing-duration>
    <meta:editing-cycles>396</meta:editing-cycles>
    <meta:generator>LibreOffice/24.2.7.2$Linux_X86_64 LibreOffice_project/420$Build-2</meta:generator>
    <meta:print-date>2025-01-04T16:07:11.302000000</meta:print-date>
    <meta:printed-by>Archivos PDF</meta:printed-by>
    <meta:document-statistic meta:table-count="0" meta:image-count="0" meta:object-count="0" meta:page-count="4" meta:paragraph-count="82" meta:word-count="714" meta:character-count="4114" meta:non-whitespace-character-count="3460"/>
  </office:meta>
</office:document-meta>
</file>